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09d8" officeooo:paragraph-rsid="001b09d8"/>
    </style:style>
    <style:style style:name="P2" style:family="paragraph" style:parent-style-name="Standard">
      <style:text-properties officeooo:rsid="001bf62c" officeooo:paragraph-rsid="001bf62c"/>
    </style:style>
    <style:style style:name="T1" style:family="text">
      <style:text-properties officeooo:rsid="001bf6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section </text:p>
      <text:p text:style-name="P1">kovw synexeia sth mesh mexri na vrv to svsto </text:p>
      <text:p text:style-name="P1"/>
      <text:p text:style-name="P1">to programma einai etsi :</text:p>
      <text:p text:style-name="P1"/>
      <text:p text:style-name="P1">1) sthn arxh orizw (hi – lo – kai guessed=False)</text:p>
      <text:p text:style-name="P1">2) meta xrhsimopoiw thn while pou trexei mexri to guessed na ginei True</text:p>
      <text:p text:style-name="P1">3) mesa sthn while sthn arxh orizw mia parametro guess = (hi + lo) / 2</text:p>
      <text:p text:style-name="P1"><text:tab/>diladh 100 + 0 / 2, 100 +50 / 2 klp</text:p>
      <text:p text:style-name="P1"><text:tab/>kai amesws meta zhtw apo ton user na mou pei an to kathe guess</text:p>
      <text:p text:style-name="P1">einai panw h katw apo ton arithmo pou exei skeftei user_inp = raw_input(“wtw”)</text:p>
      <text:p text:style-name="P1"/>
      <text:p text:style-name="P1">4) <text:s/>if user_inp == 'c':</text:p>
      <text:p text:style-name="P1"><text:s text:c="8"/># We got it right!</text:p>
      <text:p text:style-name="P1"><text:s text:c="8"/>guessed = True</text:p>
      <text:p text:style-name="P1"/>
      <text:p text:style-name="P1">5) elif user_inp == 'h':</text:p>
      <text:p text:style-name="P1"><text:s text:c="8"/># Guess was too high. So make the current guess the highest possible guess.</text:p>
      <text:p text:style-name="P1"><text:s text:c="8"/>hi = guess</text:p>
      <text:p text:style-name="P1"/>
      <text:p text:style-name="P1">6) elif user_inp == 'l':</text:p>
      <text:p text:style-name="P1"><text:s text:c="8"/># Guess was too low. So make the current guess the lowest possible guess.</text:p>
      <text:p text:style-name="P1"><text:s text:c="8"/>lo = guess</text:p>
      <text:p text:style-name="P1"/>
      <text:p text:style-name="P1">7) <text:s text:c="3"/>else:</text:p>
      <text:p text:style-name="P1"><text:s text:c="8"/>print("Sorry, I did not understand your input.")</text:p>
      <text:p text:style-name="P1"/>
      <text:p text:style-name="P1">8) kathe for a pou o user pataei 'h' paei na pei pws o arithmos tou user</text:p>
      <text:p text:style-name="P1"><text:tab/>einai mikroteros apo thn mantepsia mou kai ara thetw </text:p>
      <text:p text:style-name="P1"><text:tab/><text:span text:style-name="T1">kainourio hi ekei pou htan proigoumews to guess diladh hi+lo/2</text:span></text:p>
      <text:p text:style-name="P1"><text:tab/><text:span text:style-name="T1">klp klp kai csanarwtaw mexri na to vrw</text:span></text:p>
      <text:p text:style-name="P1"/>
      <text:p text:style-name="P1">8) telos an vrethei o arithmos kai o user to epivevaivsei patwntas</text:p>
      <text:p text:style-name="P1"><text:tab/>'c' tote to guessed <text:span text:style-name="T1">ginetai True </text:span></text:p>
      <text:p text:style-name="P1"><text:tab/><text:span text:style-name="T1">to programa vgainei apo thn while kai</text:span></text:p>
      <text:p text:style-name="P2">9)ektypwnei </text:p>
      <text:p text:style-name="P2"><text:tab/>print('Game over. Your secret number was: ' + str(guess))</text:p>
      <text:p text:style-name="P2"/>
      <text:p text:style-name="P2">o kwdikas einai :</text:p>
      <text:p text:style-name="P2"/>
      <text:p text:style-name="P2">print("Please think of a number between 0 and 1000!")</text:p>
      <text:p text:style-name="P2"></text:p>
      <text:p text:style-name="P2"># At the start the highest the number could be is 100 and the lowest is 0.</text:p>
      <text:p text:style-name="P2">hi = 1000</text:p>
      <text:p text:style-name="P2">lo = 0</text:p>
      <text:p text:style-name="P2">guessed = False</text:p>
      <text:p text:style-name="P2"></text:p>
      <text:p text:style-name="P2"># Loop until we guess it correctly</text:p>
      <text:p text:style-name="P2">while not guessed:</text:p>
      <text:p text:style-name="P2"><text:s text:c="4"/># Bisection search: guess the midpoint between our current high and low guesses</text:p>
      <text:p text:style-name="P2"><text:s text:c="4"/>guess = (hi + lo)/2</text:p>
      <text:p text:style-name="P2"><text:s text:c="4"/>print("Is your secret number dude ?" + str(guess)+ "?")</text:p>
      <text:p text:style-name="P2"><text:soft-page-break/><text:s text:c="4"/>user_inp = raw_input("Enter 'h' to indicate the guess is too high. Enter 'l' to indicate the guess is too low. Enter 'c' to indicate I guessed correctly. ")</text:p>
      <text:p text:style-name="P2"></text:p>
      <text:p text:style-name="P2"><text:s text:c="4"/>if user_inp == 'c':</text:p>
      <text:p text:style-name="P2"><text:s text:c="8"/># We got it right!</text:p>
      <text:p text:style-name="P2"><text:s text:c="8"/>guessed = True</text:p>
      <text:p text:style-name="P2"><text:s text:c="4"/>elif user_inp == 'h':</text:p>
      <text:p text:style-name="P2"><text:s text:c="8"/># Guess was too high. So make the current guess the highest possible guess.</text:p>
      <text:p text:style-name="P2"><text:s text:c="8"/>hi = guess</text:p>
      <text:p text:style-name="P2"><text:s text:c="4"/>elif user_inp == 'l':</text:p>
      <text:p text:style-name="P2"><text:s text:c="8"/># Guess was too low. So make the current guess the lowest possible guess.</text:p>
      <text:p text:style-name="P2"><text:s text:c="8"/>lo = guess</text:p>
      <text:p text:style-name="P2"><text:s text:c="4"/>else:</text:p>
      <text:p text:style-name="P2"><text:s text:c="8"/>print("Sorry, I did not understand your input.")</text:p>
      <text:p text:style-name="P2"></text:p>
      <text:p text:style-name="P2">print('Game over. Your secret number was: ' + str(guess))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13:35:34.954242707</meta:creation-date>
    <dc:date>2016-04-24T13:58:03.998123317</dc:date>
    <meta:editing-duration>PT5M58S</meta:editing-duration>
    <meta:editing-cycles>1</meta:editing-cycles>
    <meta:document-statistic meta:table-count="0" meta:image-count="0" meta:object-count="0" meta:page-count="2" meta:paragraph-count="57" meta:word-count="410" meta:character-count="2296" meta:non-whitespace-character-count="1742"/>
    <meta:generator>LibreOffice/4.2.8.2$Linux_X86_64 LibreOffice_project/420m0$Build-2</meta:generator>
  </office:meta>
</office:document-meta>
</file>